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6D1E40DA.png" manifest:media-type="image/png"/>
  <manifest:file-entry manifest:full-path="Pictures/1007BAA40000733200007332358A3BC9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moeSans" svg:font-family="moeSans" style:font-family-generic="swiss" style:font-pitch="variable"/>
    <style:font-face style:name="moeSans1" svg:font-family="moeSans" style:font-family-generic="system" style:font-pitch="variable"/>
  </office:font-face-decls>
  <office:automatic-styles>
    <style:style style:name="dp1" style:family="drawing-page">
      <style:drawing-page-properties draw:fill="gradient" draw:fill-color="#729fcf" draw:fill-gradient-name="gradient"/>
    </style:style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4.8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moeSans" fo:font-size="48pt" fo:font-style="normal" fo:text-shadow="none" style:text-underline-style="none" fo:font-weight="normal" style:letter-kerning="true" style:font-name-asian="Noto Sans CJK SC" style:font-size-asian="48pt" style:font-style-asian="normal" style:font-weight-asian="normal" style:font-name-complex="moe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moeSans" fo:font-size="48pt" fo:font-style="normal" fo:text-shadow="none" style:text-underline-style="none" fo:font-weight="normal" style:letter-kerning="true" style:font-name-asian="Noto Sans CJK SC" style:font-size-asian="48pt" style:font-style-asian="normal" style:font-weight-asian="normal" style:font-name-complex="moeSan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moeSans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7.43cm" svg:height="7.43cm" svg:x="5.166cm" svg:y="6.785cm">
            <draw:image xlink:href="Pictures/1007BAA40000733200007332358A3BC9.svg" xlink:type="simple" xlink:show="embed" xlink:actuate="onLoad" draw:mime-type="image/svg+xml">
              <text:p/>
            </draw:image>
            <draw:image xlink:href="Pictures/10000001000002C3000002C36D1E40DA.png" xlink:type="simple" xlink:show="embed" xlink:actuate="onLoad" draw:mime-type="image/png"/>
          </draw:frame>
          <draw:frame draw:style-name="gr3" draw:text-style-name="P3" draw:layer="layout" svg:width="10.478cm" svg:height="5.08cm" svg:x="14.056cm" svg:y="7.96cm">
            <draw:text-box>
              <text:p text:style-name="P2"><text:span text:style-name="T1">Kraftland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moeSans" svg:font-family="moeSans" style:font-family-generic="swiss" style:font-pitch="variable"/>
    <style:font-face style:name="moeSans1" svg:font-family="mo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78aa27" draw:end-color="#8c03ff" draw:start-intensity="100%" draw:end-intensity="100%" draw:angle="30deg" draw:border="0%">
      <loext:gradient-stop svg:offset="0" loext:color-type="rgb" loext:color-value="#78aa27"/>
      <loext:gradient-stop svg:offset="1" loext:color-type="rgb" loext:color-value="#8c03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moe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oeSans1" style:font-family-complex="mo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14:05:29.677837620</meta:creation-date>
    <dc:date>2024-08-27T14:10:53.391368429</dc:date>
    <meta:editing-duration>PT25S</meta:editing-duration>
    <meta:editing-cycles>1</meta:editing-cycles>
    <meta:document-statistic meta:object-count="3"/>
    <meta:generator>LibreOffice/24.8.0.3$Linux_X86_64 LibreOffice_project/480$Build-3</meta:generator>
  </office:meta>
</office:document-meta>
</file>